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cellent.<text:line-break/>Là on entre dans du <text:span text:style-name="Strong_20_Emphasis">concret jouable</text:span>.<text:line-break/>Je te structure <text:span text:style-name="Strong_20_Emphasis">ÉTAPE 1 complète, propre, cohérente et fluide</text:span>, avec mise en scène + textes exacts à imprimer.</text:p>
      <text:p text:style-name="Text_20_body">Objectif clair :</text:p>
      <text:list text:style-name="L1">
        <text:list-item>
          <text:p text:style-name="P1">E1 trouve le U-SON (mais il ne fonctionne pas vraiment).</text:p>
        </text:list-item>
        <text:list-item>
          <text:p text:style-name="P1">E2 comprend qu’il faut une NOTE (préparation du LA).</text:p>
        </text:list-item>
        <text:list-item>
          <text:p text:style-name="P1">Pas encore de sabotage.</text:p>
        </text:list-item>
        <text:list-item>
          <text:p text:style-name="P1">Pas encore d’accusation.</text:p>
        </text:list-item>
        <text:list-item>
          <text:p text:style-name="P1">Juste compréhension progressive.</text:p>
        </text:list-item>
      </text:list>
      <text:p text:style-name="Horizontal_20_Line"/>
      <text:h text:style-name="Heading_20_1" text:outline-level="1">🧪 ÉTAPE 1 — “EXPÉRIENCE EN COURS”</text:h>
      <text:p text:style-name="Text_20_body">Durée idéale : 15–20 minutes</text:p>
      <text:p text:style-name="Horizontal_20_Line"/>
      <text:h text:style-name="Heading_20_1" text:outline-level="1">🔵 ÉQUIPE 1 — ATELIER DES CIRCUITS</text:h>
      <text:h text:style-name="Heading_20_2" text:outline-level="2">🎬 Mise en scène visuelle</text:h>
      <text:p text:style-name="Text_20_body">Sur place :</text:p>
      <text:list text:style-name="L2">
        <text:list-item>
          <text:p text:style-name="P2">Oscilloscope allumé (sinus visible)</text:p>
        </text:list-item>
        <text:list-item>
          <text:p text:style-name="P2">U-SON branché devant</text:p>
        </text:list-item>
        <text:list-item>
          <text:p text:style-name="P2">Affiche A4 sur le mur</text:p>
        </text:list-item>
        <text:list-item>
          <text:p text:style-name="P2">Un petit carnet de notes</text:p>
        </text:list-item>
        <text:list-item>
          <text:p text:style-name="P2">Peut-être une LED qui clignote</text:p>
        </text:list-item>
      </text:list>
      <text:p text:style-name="Horizontal_20_Line"/>
      <text:h text:style-name="Heading_20_2" text:outline-level="2">📄 AFFICHE À IMPRIMER (mur)</text:h>
      <text:p text:style-name="Text_20_body">Titre :</text:p>
      <text:p text:style-name="Text_20_body">🧪 EXPÉRIENCE EN COURS<text:line-break/>Direction : Dr Oscilla Volt</text:p>
      <text:p text:style-name="Text_20_body">Texte :</text:p>
      <text:p text:style-name="Quotations">Prototype U-SON<text:line-break/>Stabilisation d’une onde sinusoïdale</text:p>
      <text:p text:style-name="Quotations"><text:soft-page-break/>Ne pas interrompre l’expérience</text:p>
      <text:p text:style-name="Quotations">Toute variation de fréquence compromet la stabilité</text:p>
      <text:p text:style-name="Text_20_body">👉 Ça installe Volt sans l’accuser.</text:p>
      <text:p text:style-name="Horizontal_20_Line"/>
      <text:h text:style-name="Heading_20_2" text:outline-level="2">📄 CARNET TECHNIQUE (posé à côté)</text:h>
      <text:p text:style-name="Text_20_body">Titre : Notes d’expérimentation</text:p>
      <text:p text:style-name="Quotations">La stabilisation ne peut être obtenue<text:line-break/>qu’avec une fréquence de référence parfaite.</text:p>
      <text:p text:style-name="Quotations">Sans référence, l’onde reste instable.</text:p>
      <text:p text:style-name="Quotations">Le module doit être accordé.</text:p>
      <text:p text:style-name="Horizontal_20_Line"/>
      <text:h text:style-name="Heading_20_2" text:outline-level="2">🎯 Ce qu’ils doivent comprendre</text:h>
      <text:list text:style-name="L3">
        <text:list-item>
          <text:p text:style-name="P3">Le U-SON génère une onde.</text:p>
        </text:list-item>
        <text:list-item>
          <text:p text:style-name="P3">L’oscilloscope montre une belle sinusoïde.</text:p>
        </text:list-item>
        <text:list-item>
          <text:p text:style-name="P3">Mais ce n’est pas stable “parfaitement”.</text:p>
        </text:list-item>
        <text:list-item>
          <text:p text:style-name="P3">Il faut une fréquence de référence.</text:p>
        </text:list-item>
        <text:list-item>
          <text:p text:style-name="P3">Il faudra l’accorder plus tard.</text:p>
        </text:list-item>
      </text:list>
      <text:p text:style-name="Text_20_body">⚠ Important :<text:line-break/>Le module peut faire du son, mais il ne “valide” rien encore.</text:p>
      <text:p text:style-name="Horizontal_20_Line"/>
      <text:h text:style-name="Heading_20_2" text:outline-level="2">📞 HOT-LINE si appelée</text:h>
      <text:p text:style-name="Quotations">“Prototype localisé.”</text:p>
      <text:p text:style-name="Quotations">“Onde sinusoïdale détectée.”</text:p>
      <text:p text:style-name="Quotations">“Stabilisation incomplète.”</text:p>
      <text:p text:style-name="Quotations">“Fréquence de référence requise.”</text:p>
      <text:p text:style-name="Quotations">“Fin de transmission.”</text:p>
      <text:p text:style-name="Horizontal_20_Line"/>
      <text:h text:style-name="Heading_20_2" text:outline-level="2"><text:soft-page-break/>🎬 Action demandée</text:h>
      <text:p text:style-name="Text_20_body">Tu leur dis :</text:p>
      <text:p text:style-name="Quotations">“Sécurisez le prototype. Ramenez-le au centre.”</text:p>
      <text:p text:style-name="Text_20_body">Ils prennent physiquement le U-SON.</text:p>
      <text:p text:style-name="Text_20_body">Psychologiquement, ils deviennent responsables.</text:p>
      <text:p text:style-name="Horizontal_20_Line"/>
      <text:h text:style-name="Heading_20_1" text:outline-level="1">🟢 ÉQUIPE 2 — CHAMBRE ISAAC (HANGAR R2D2)</text:h>
      <text:p text:style-name="Text_20_body">Ambiance plus mystérieuse, plus ludique.</text:p>
      <text:p text:style-name="Horizontal_20_Line"/>
      <text:h text:style-name="Heading_20_2" text:outline-level="2">🎬 Mise en scène</text:h>
      <text:list text:style-name="L4">
        <text:list-item>
          <text:p text:style-name="P4">R2D2</text:p>
        </text:list-item>
        <text:list-item>
          <text:p text:style-name="P4">Message audio aléatoire</text:p>
        </text:list-item>
        <text:list-item>
          <text:p text:style-name="P4">Une feuille avec portée musicale dessinée</text:p>
        </text:list-item>
        <text:list-item>
          <text:p text:style-name="P4">Peut-être des touches noir/blanc dessinées</text:p>
        </text:list-item>
      </text:list>
      <text:p text:style-name="Horizontal_20_Line"/>
      <text:h text:style-name="Heading_20_2" text:outline-level="2">🔊 Message audio possible</text:h>
      <text:p text:style-name="Quotations">“Je suis au-dessus du sol…”<text:line-break/>“Je suis stable…”<text:line-break/>“Je suis blanche… parfois noire…”<text:line-break/>“Je suis la référence…”</text:p>
      <text:p text:style-name="Horizontal_20_Line"/>
      <text:h text:style-name="Heading_20_2" text:outline-level="2">📄 FICHE INDICE (à imprimer)</text:h>
      <text:p text:style-name="Text_20_body">Titre : Indice sonore</text:p>
      <text:p text:style-name="Quotations">Au-dessus du sol…</text:p>
      <text:p text:style-name="Quotations">Blanche ou noire…</text:p>
      <text:p text:style-name="Quotations">Je suis utilisée pour accorder les instruments.</text:p>
      <text:p text:style-name="Quotations">Cherche-moi sur un piano.</text:p>
      <text:p text:style-name="Horizontal_20_Line"/>
      <text:h text:style-name="Heading_20_2" text:outline-level="2"><text:soft-page-break/>🎯 Ce qu’ils doivent comprendre</text:h>
      <text:list text:style-name="L5">
        <text:list-item>
          <text:p text:style-name="P5">“Au-dessus du sol” = sur une portée musicale</text:p>
        </text:list-item>
        <text:list-item>
          <text:p text:style-name="P5">“Blanche ou noire” = touche piano</text:p>
        </text:list-item>
        <text:list-item>
          <text:p text:style-name="P5">“Accorder les instruments” = note de référence</text:p>
        </text:list-item>
        <text:list-item>
          <text:p text:style-name="P5">Ceux qui font musique peuvent reconnaître :<text:line-break/>👉 Le LA sert à accorder les instruments.</text:p>
        </text:list-item>
      </text:list>
      <text:p text:style-name="Text_20_body">Même ceux qui ne savent pas peuvent le déduire.</text:p>
      <text:p text:style-name="Horizontal_20_Line"/>
      <text:h text:style-name="Heading_20_2" text:outline-level="2">📞 HOT-LINE si appelée</text:h>
      <text:p text:style-name="Quotations">“Signal audio analysé.”</text:p>
      <text:p text:style-name="Quotations">“Indice musical confirmé.”</text:p>
      <text:p text:style-name="Quotations">“Référence universelle requise.”</text:p>
      <text:p text:style-name="Quotations">“Fin de transmission.”</text:p>
      <text:p text:style-name="Horizontal_20_Line"/>
      <text:h text:style-name="Heading_20_1" text:outline-level="1">🏛️ FIN ÉTAPE 1 — RÉUNION AU SALON</text:h>
      <text:p text:style-name="Text_20_body">Configuration idéale :</text:p>
      <text:list text:style-name="L6">
        <text:list-item>
          <text:p text:style-name="P6">E1 arrive avec le U-SON</text:p>
        </text:list-item>
        <text:list-item>
          <text:p text:style-name="P6">E2 arrive avec l’idée d’une note</text:p>
        </text:list-item>
        <text:list-item>
          <text:p text:style-name="P6">Les deux infos se croisent naturellement</text:p>
        </text:list-item>
      </text:list>
      <text:p text:style-name="Text_20_body">Tu poses calmement :</text:p>
      <text:p text:style-name="Quotations">“Vous avez une onde.”<text:line-break/>“Vous avez une note.”</text:p>
      <text:p text:style-name="Quotations">“Quelle note est utilisée partout dans le monde pour accorder les instruments ?”</text:p>
      <text:p text:style-name="Text_20_body">🎵 Réponse attendue : LA</text:p>
      <text:p text:style-name="Text_20_body">Ne confirme pas encore 440.<text:line-break/>Juste “LA”.</text:p>
      <text:p text:style-name="Horizontal_20_Line"/>
      <text:h text:style-name="Heading_20_1" text:outline-level="1">🔒 Cohérence parfaite</text:h>
      <text:list text:style-name="L7">
        <text:list-item>
          <text:p text:style-name="P7">Volt est introduit sans être accusé.</text:p>
        </text:list-item>
        <text:list-item>
          <text:p text:style-name="P7"><text:soft-page-break/>Le U-SON fonctionne mais pas complètement.</text:p>
        </text:list-item>
        <text:list-item>
          <text:p text:style-name="P7">La note est introduite naturellement.</text:p>
        </text:list-item>
        <text:list-item>
          <text:p text:style-name="P7">On prépare le Studio pour produire le LA.</text:p>
        </text:list-item>
        <text:list-item>
          <text:p text:style-name="P7">Aucune contradiction future.</text:p>
        </text:list-item>
      </text:list>
      <text:p text:style-name="Horizontal_20_Line"/>
      <text:h text:style-name="Heading_20_1" text:outline-level="1">🧠 Ce que ça prépare pour l’ÉTAPE 2</text:h>
      <text:list text:style-name="L8">
        <text:list-item>
          <text:p text:style-name="P8">Aller au piano / générateur</text:p>
        </text:list-item>
        <text:list-item>
          <text:p text:style-name="P8">Produire le LA</text:p>
        </text:list-item>
        <text:list-item>
          <text:p text:style-name="P8">Déverrouiller réellement le système</text:p>
        </text:list-item>
      </text:list>
      <text:p text:style-name="Horizontal_20_Line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1T14:08:28.947829000</meta:creation-date>
    <dc:date>2026-02-11T14:08:52.275755000</dc:date>
    <meta:editing-duration>PT24S</meta:editing-duration>
    <meta:editing-cycles>1</meta:editing-cycles>
    <meta:document-statistic meta:table-count="0" meta:image-count="0" meta:object-count="0" meta:page-count="5" meta:paragraph-count="94" meta:word-count="560" meta:character-count="3272" meta:non-whitespace-character-count="2837"/>
    <meta:generator>LibreOffice/25.8.4.2$MacOSX_X86_64 LibreOffice_project/290daaa01b999472f0c7a3890eb6a550fd74c6df</meta:generator>
  </office:meta>
</office:document-meta>
</file>